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office:value-type="string">
            <text:p>Minute</text:p>
          </table:table-cell>
          <table:table-cell office:value-type="float" office:value="1794">
            <text:p>1.794</text:p>
          </table:table-cell>
          <table:table-cell/>
          <table:table-cell office:value-type="string">
            <text:p>Credits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table:number-columns-repeated="5"/>
          <table:table-cell table:formula="of:=1800/12" office:value-type="float" office:value="150">
            <text:p>1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Grundertrag / Stunde</text:p>
          </table:table-cell>
          <table:table-cell office:value-type="string">
            <text:p>70 Stunden</text:p>
          </table:table-cell>
          <table:table-cell table:number-columns-repeated="3"/>
        </table:table-row>
        <table:table-row table:style-name="ro1">
          <table:table-cell office:value-type="string">
            <text:p>Normal</text:p>
          </table:table-cell>
          <table:table-cell table:formula="of:=[.$C$3]*60" office:value-type="float" office:value="107640">
            <text:p>107640</text:p>
          </table:table-cell>
          <table:table-cell table:formula="of:=[.B7]*70" office:value-type="float" office:value="7534800">
            <text:p>7.534.8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reditbeschleunigung</text:p>
          </table:table-cell>
          <table:table-cell table:formula="of:=[.$C$3]*60" office:value-type="float" office:value="107640">
            <text:p>107640</text:p>
          </table:table-cell>
          <table:table-cell table:formula="of:=[.B9]*(70+1800/12)" office:value-type="float" office:value="23680800">
            <text:p>23.680.8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Modulkauf 50/50</text:p>
          </table:table-cell>
          <table:table-cell table:formula="of:=[.$C$3]*60*5" office:value-type="float" office:value="538200">
            <text:p>538200</text:p>
          </table:table-cell>
          <table:table-cell table:formula="of:=[.B11]*(70+900/12)" office:value-type="float" office:value="78039000">
            <text:p>78.039.000</text:p>
          </table:table-cell>
          <table:table-cell table:number-columns-repeated="3"/>
        </table:table-row>
        <table:table-row table:style-name="ro1">
          <table:table-cell office:value-type="string">
            <text:p>Modulkauf 66/34</text:p>
          </table:table-cell>
          <table:table-cell table:formula="of:=[.$C$3]*60*6" office:value-type="float" office:value="645840">
            <text:p>645840</text:p>
          </table:table-cell>
          <table:table-cell table:formula="of:=[.B12]*(70+600/12)" office:value-type="float" office:value="77500800">
            <text:p>77.500.800</text:p>
          </table:table-cell>
          <table:table-cell table:number-columns-repeated="3"/>
        </table:table-row>
        <table:table-row table:style-name="ro1">
          <table:table-cell office:value-type="string">
            <text:p>Modulkauf 34/66</text:p>
          </table:table-cell>
          <table:table-cell table:formula="of:=[.$C$3]*60*3" office:value-type="float" office:value="322920">
            <text:p>322920</text:p>
          </table:table-cell>
          <table:table-cell table:formula="of:=[.B13]*(70+1200/12)" office:value-type="float" office:value="54896400">
            <text:p>54.896.400</text:p>
          </table:table-cell>
          <table:table-cell table:number-columns-repeated="3"/>
        </table:table-row>
        <table:table-row table:style-name="ro1" table:number-rows-repeated="65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6">26.05.2010</text:date>, <text:time>15:4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6T15:19:08.54</meta:creation-date>
    <dc:date>2010-05-26T15:44:58.36</dc:date>
    <meta:editing-duration>PT00H25M43S</meta:editing-duration>
    <meta:editing-cycles>19</meta:editing-cycles>
    <meta:generator>OpenOffice.org/3.2$Win32 OpenOffice.org_project/320m12$Build-9483</meta:generator>
    <meta:document-statistic meta:table-count="3" meta:cell-count="22" meta:object-count="0"/>
  </office:meta>
</office:document-meta>
</file>